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5.58mm" svg:y="50.4mm">
            <draw:object draw:notify-on-update-of-ranges="Sheet1.A1:Sheet1.A1 Sheet1.A2:Sheet1.A4 Sheet1.B1:Sheet1.B1 Sheet1.B2:Sheet1.B4 Sheet1.C1:Sheet1.C1 Sheet1.C2:Sheet1.C4 Sheet1.D1:Sheet1.D1 Sheet1.D2:Sheet1.D4 Sheet1.E1:Sheet1.E1 Sheet1.E2:Sheet1.E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6 meses</text:p>
          </table:table-cell>
          <table:table-cell office:value-type="float" office:value="1537.44318605125" calcext:value-type="float">
            <text:p>1537,4431860513</text:p>
          </table:table-cell>
          <table:table-cell office:value-type="float" office:value="1682.24115927988" calcext:value-type="float">
            <text:p>1682,2411592799</text:p>
          </table:table-cell>
          <table:table-cell office:value-type="float" office:value="1635.26894668488" calcext:value-type="float">
            <text:p>1635,2689466849</text:p>
          </table:table-cell>
          <table:table-cell office:value-type="float" office:value="1589.497032967" calcext:value-type="float">
            <text:p>1589,497032967</text:p>
          </table:table-cell>
        </table:table-row>
        <table:table-row table:style-name="ro1">
          <table:table-cell office:value-type="string" calcext:value-type="string">
            <text:p>1 ano</text:p>
          </table:table-cell>
          <table:table-cell office:value-type="float" office:value="3078.54509966887" calcext:value-type="float">
            <text:p>3078,5450996689</text:p>
          </table:table-cell>
          <table:table-cell office:value-type="float" office:value="3324.66978752612" calcext:value-type="float">
            <text:p>3324,6697875261</text:p>
          </table:table-cell>
          <table:table-cell office:value-type="float" office:value="3255.58778655775" calcext:value-type="float">
            <text:p>3255,5877865578</text:p>
          </table:table-cell>
          <table:table-cell office:value-type="float" office:value="3142.38307902787" calcext:value-type="float">
            <text:p>3142,3830790279</text:p>
          </table:table-cell>
        </table:table-row>
        <table:table-row table:style-name="ro1">
          <table:table-cell office:value-type="string" calcext:value-type="string">
            <text:p>2 anos</text:p>
          </table:table-cell>
          <table:table-cell office:value-type="float" office:value="6292.684868085" calcext:value-type="float">
            <text:p>6292,684868085</text:p>
          </table:table-cell>
          <table:table-cell office:value-type="float" office:value="7157.47864262588" calcext:value-type="float">
            <text:p>7157,4786426259</text:p>
          </table:table-cell>
          <table:table-cell office:value-type="float" office:value="6416.79139974625" calcext:value-type="float">
            <text:p>6416,7913997463</text:p>
          </table:table-cell>
          <table:table-cell office:value-type="float" office:value="6202.89653995433" calcext:value-type="float">
            <text:p>6202,89653995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0:58:35.537000000</meta:creation-date>
    <dc:date>2017-03-09T21:00:52.590000000</dc:date>
    <meta:editing-duration>PT2M17S</meta:editing-duration>
    <meta:editing-cycles>1</meta:editing-cycles>
    <meta:document-statistic meta:table-count="1" meta:cell-count="19" meta:object-count="1"/>
    <meta:generator>LibreOffice/4.4.7.2$Windows_x86 LibreOffice_project/f3153a8b245191196a4b6b9abd1d0da16eead6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Sheet1.A1:Sheet1.E4" chart:data-source-has-labels="both" svg:x="0.32cm" svg:y="0.18cm" svg:width="13.891cm" svg:height="8.64cm">
          <chartooo:coordinate-region svg:x="1.312cm" svg:y="0.379cm" svg:width="12.899cm" svg:height="7.794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bar">
            <chart:data-point chart:repeated="3"/>
          </chart:series>
          <chart:series chart:style-name="ch8" chart:values-cell-range-address="Sheet1.C2:Sheet1.C4" chart:label-cell-address="Sheet1.C1:Sheet1.C1" chart:class="chart:bar">
            <chart:data-point chart:repeated="3"/>
          </chart:series>
          <chart:series chart:style-name="ch9" chart:values-cell-range-address="Sheet1.D2:Sheet1.D4" chart:label-cell-address="Sheet1.D1:Sheet1.D1" chart:class="chart:bar">
            <chart:data-point chart:repeated="3"/>
          </chart:series>
          <chart:series chart:style-name="ch10" chart:values-cell-range-address="Sheet1.E2:Sheet1.E4" chart:label-cell-address="Sheet1.E1:Sheet1.E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1.B1:Sheet1.B1</svg:desc>
                </draw:g>
              </table:table-cell>
              <table:table-cell office:value-type="string">
                <text:p>2CM</text:p>
                <draw:g>
                  <svg:desc>Sheet1.C1:Sheet1.C1</svg:desc>
                </draw:g>
              </table:table-cell>
              <table:table-cell office:value-type="string">
                <text:p>4CM</text:p>
                <draw:g>
                  <svg:desc>Sheet1.D1:Sheet1.D1</svg:desc>
                </draw:g>
              </table:table-cell>
              <table:table-cell office:value-type="string">
                <text:p>6CM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meses</text:p>
                <draw:g>
                  <svg:desc>Sheet1.A2:Sheet1.A4</svg:desc>
                </draw:g>
              </table:table-cell>
              <table:table-cell office:value-type="float" office:value="1537.44318605125">
                <text:p>1537.44318605125</text:p>
                <draw:g>
                  <svg:desc>Sheet1.B2:Sheet1.B4</svg:desc>
                </draw:g>
              </table:table-cell>
              <table:table-cell office:value-type="float" office:value="1682.24115927988">
                <text:p>1682.24115927988</text:p>
                <draw:g>
                  <svg:desc>Sheet1.C2:Sheet1.C4</svg:desc>
                </draw:g>
              </table:table-cell>
              <table:table-cell office:value-type="float" office:value="1635.26894668488">
                <text:p>1635.26894668488</text:p>
                <draw:g>
                  <svg:desc>Sheet1.D2:Sheet1.D4</svg:desc>
                </draw:g>
              </table:table-cell>
              <table:table-cell office:value-type="float" office:value="1589.497032967">
                <text:p>1589.497032967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1 ano</text:p>
              </table:table-cell>
              <table:table-cell office:value-type="float" office:value="3078.54509966887">
                <text:p>3078.54509966887</text:p>
              </table:table-cell>
              <table:table-cell office:value-type="float" office:value="3324.66978752612">
                <text:p>3324.66978752612</text:p>
              </table:table-cell>
              <table:table-cell office:value-type="float" office:value="3255.58778655775">
                <text:p>3255.58778655775</text:p>
              </table:table-cell>
              <table:table-cell office:value-type="float" office:value="3142.38307902787">
                <text:p>3142.38307902787</text:p>
              </table:table-cell>
            </table:table-row>
            <table:table-row>
              <table:table-cell office:value-type="string">
                <text:p>2 anos</text:p>
              </table:table-cell>
              <table:table-cell office:value-type="float" office:value="6292.684868085">
                <text:p>6292.684868085</text:p>
              </table:table-cell>
              <table:table-cell office:value-type="float" office:value="7157.47864262588">
                <text:p>7157.47864262588</text:p>
              </table:table-cell>
              <table:table-cell office:value-type="float" office:value="6416.79139974625">
                <text:p>6416.79139974625</text:p>
              </table:table-cell>
              <table:table-cell office:value-type="float" office:value="6202.89653995433">
                <text:p>6202.89653995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